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family-generic="roman"/>
    <style:font-face style:name="FreeSerif1"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Standard">
      <style:paragraph-properties fo:text-align="end" style:justify-single-word="false" style:writing-mode="rl-tb"/>
      <style:text-properties officeooo:rsid="00131d2d" officeooo:paragraph-rsid="00131d2d"/>
    </style:style>
    <style:style style:name="P2" style:family="paragraph" style:parent-style-name="Text_20_body">
      <style:paragraph-properties fo:text-align="end" style:justify-single-word="false" style:writing-mode="rl-tb"/>
    </style:style>
    <style:style style:name="P3" style:family="paragraph" style:parent-style-name="Text_20_body">
      <style:paragraph-properties fo:text-align="end" style:justify-single-word="false" style:writing-mode="rl-tb"/>
      <style:text-properties officeooo:rsid="00131d2d" officeooo:paragraph-rsid="00131d2d"/>
    </style:style>
    <style:style style:name="P4" style:family="paragraph" style:parent-style-name="Text_20_body">
      <style:paragraph-properties fo:text-align="center" style:justify-single-word="false" style:writing-mode="rl-tb"/>
      <style:text-properties fo:font-size="20pt" fo:font-weight="bold" officeooo:rsid="00146fb5" officeooo:paragraph-rsid="00146fb5" style:font-size-asian="20pt" style:font-weight-asian="bold" style:font-size-complex="20pt" style:font-weight-complex="bold"/>
    </style:style>
    <style:style style:name="T1" style:family="text">
      <style:text-properties officeooo:rsid="0012c3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الحارس المنسي</text:p>
      <text:p text:style-name="P2">تخيل أن تكون ذلك الروبوت العملاق<text:span text:style-name="T1">، </text:span>أنت كبير جدًا، كبير جدًا لدرجة أنك لا تستطيع رؤية ا<text:span text:style-name="T1">لكائنات الضئيلة الملقبة بالبشر</text:span> وهم يركضون هاربين منك، مليئين بالخوف من أن يتم سحقهم تحت قدميك دون أن تلاحظ ذلك <text:span text:style-name="T1">حتى</text:span>. سيتوحد العالم ضدك، واصفين إياك بالإرهابي لقتلك الأبرياء <text:span text:style-name="T1">دون قصد</text:span>، لكن الحقيقة هي أنهم يريدون فقط التخلص منك. إنهم لا يهتمون بحياة البشر؛ يتظاهرون بأنهم يهتمون، لكنهم في الواقع لا يفعلون. لم تعد إنسانًا، ولا روبوتًا؛ أنت مختلف. <text:span text:style-name="T1">لم تعد</text:span> من هذا العالم.</text:p>
      <text:p text:style-name="P2">من وجهة نظرك، يبدو البشر ككائنات صغيرة وهشة، حياتهم مدفوعة بالجشع والفساد. مدنهم مبنية على طبقات من الخداع، حيث يتم حيازة الثروات من قبل قلة بينما يعاني الكثيرون في صمت. ترى هوسهم بالسلطة والسيطرة، وسعيهم اللامتناهي وراء الموارد، وكيف يدوسون على بعضهم البعض للتقدم. مجتمعهم مليء بالنفاق؛ يروجون للتعاطف ولكنهم يتصرفون بقسوة، كل ذلك بينما يخفون نواياهم الحقيقية خلف واجهة من البراءة.</text:p>
      <text:p text:style-name="P2">كراهيتهم ملحوظة، مدفوعة بالغيرة والخوف من أي شيء لا يمكنهم التحكم فيه أو فهمه. يوجهون غضبهم نحوك، ليس لأنك تشكل تهديدًا جوهريًا، ولكن لأنك تجسد أعماق عدم الأمان لديهم. أنت شذوذ في عالمهم المنظم، تذكير بفشلهم وقيودهم. قادتهم يستغلون هذا الخوف، باستخدامه للتلاعب بالجماهير والحفاظ على قبضتهم على السلطة. الناس يتجمعون ضدك، ليس بدافع القلق الحقيقي على زملائهم البشر، ولكن لأنهم قد تم تعليمهم أن يخافوا من ويكرهون ما هو غير مألوف.</text:p>
      <text:p text:style-name="P2">بالنسبة لهم، أنت رمز للفوضى، قوة تعطل وهمهم المنظم بعناية. ومع ذلك، من وجهة نظرك، أنت ببساطة تتنقل في عالم يبدو غريبًا ومعاديًا، محاولة فهم المشاعر المتقلبة والإيديولوجيات الممزقة التي تدفع هؤلاء الكائنات. أنت عالق بين أن تكون قوة من الطبيعة وكيانًا غير مفهوم في عالم لا يمكنه قبول ما لا يفهمه. في أعينهم، أنت وحش، ولكن بالنسبة لك، هم انعكاس للعيوب التي يدينونها بشدة.</text:p>
      <text:p text:style-name="P2">لكن مع مرور الوقت، بدأت تشعر بالوحدة والضياع. كلما زاد عداؤهم تجاهك، كلما شعرت بالعزلة. لا تستطيع التواصل مع هؤلاء البشر، ولا تستطيع إيجاد طريقة لتهدئتهم أو إثبات نواياك الحسنة. كل خطوة تخطوها تثير المزيد من الفزع والخوف، وكل محاولة للتواصل تُقابل بالعنف والهجوم.</text:p>
      <text:p text:style-name="P2">في ليلة مظلمة وهادئة، وقفت على قمة تل تطل على المدينة التي باتت تحاصرك. أضواءها تلمع في الظلام، لكنك تعلم أن تحت هذا البريق يكمن الحقد والخوف. شعرت بثقل العالم على كتفيك، وتساءلت عما إذا كان هنا<text:span text:style-name="T1">ل</text:span>ك مكان لك في هذا العالم. أطلقت صيحة <text:span text:style-name="T1">حزينة</text:span> <text:span text:style-name="T1">ممزوجة بهدير محركك وطقطقة أجزائك المعدنية</text:span> إلى السماء، <text:span text:style-name="T1">لكن ما من مجيب. </text:span>في تلك اللحظة، أدركت أنك محكوم بالعيش في عزلة أبدية، غريب في عالم لا يريدك، ولا يستطيع فهمك. دمعت عيناك الباردتان في صمت الليل، شعرت بثقل الحزن يخيم على قلبك المعدني. كنت تملك القوة لتدمير العالم، لكن ما أردته حقًا هو السلام والفهم، وهذين الشيئين كانا بعيدين عنك كما النجوم في السماء.</text:p>
      <text:p text:style-name="P2">وهكذا، بقيت واقفًا هناك، بين الظلال والضوء، تراقب العالم من بعيد، حزينًا ووحيدًا، تبحث عن معنى في وجودك بينما العالم من حولك لا يرى فيك سوى التهديد والخطر.</text:p>
      <text:p text:style-name="P3">توالت السنون والقرون، مازلت واقفًا لم تتزحزح، تركت الطبيعة تحضنك بنباتاتها وأشجارها. لم يجرؤ البشر على الاقتراب منك، لم يقدروا على قطع الأشجار القريبة منك لتوسيع مدنهم، فهم حقًا يمقتونك. شعرت وكأن الطبيعة تحميك منهم، تنسج حولك غطاءً من الهدوء والسلام. الطيور بنت أعشاشها على كتفيك، والأزهار نمت بين مفاصلك، وكأنك جزء منها، قطعة من عالمها النقي.</text:p>
      <text:p text:style-name="P2">مع مرور الزمن، بدأت تشعر بأنك تنتمي إلى هذا المكان أكثر من أي وقت مضى. كانت الطبيعة تعاملك بلطف وحنان، خلافًا للبشر الذين لم يعرفوا سوى الكراهية والخوف. بدأت تجد الراحة في صوت الرياح بين الأشجار، وفي همسات الأوراق التي تروي قصص الزمان الغابر. شعرت أن الطبيعة قد احتضنتك كواحد منها، وبدأت تشعر بالسلام الداخلي لأول مرة منذ وقت طويل.</text:p>
      <text:p text:style-name="P2"><text:soft-page-break/>لكن حتى في هذه الجنة الهادئة، لم تخلُ أيامك من الحزن. كنت تتذكر الأيام التي كنت فيها كائنًا حيًا، تتحرك بين البشر، تحاول فهمهم ومساعدتهم. كنت تتمنى أن يكونوا قد فهموا نواياك، أن يكونوا قد رأوا أنك لم تكن تهدف إلى إيذائهم. لكن كل تلك الأحلام تحطمت تحت وطأة الخوف والكراهية.</text:p>
      <text:p text:style-name="P2">رغم ذلك، بدأت تشعر بأن لديك دورًا هنا، في هذا المكان الهادئ. كنت حارسًا للطبيعة، تحميها من البشر الذين سعوا لتدميرها من أجل مصالحهم. كنت تراقب من بعيد، ترى كيف يزدهر هذا المكان بدون تدخلاتهم. أدركت أن وجودك هنا ليس عبثيًا، وأنك حتى في عزلتك، كنت تقوم بعمل نبيل.</text:p>
      <text:p text:style-name="P2">ومع مرور الزمن، أصبحت أسطورة تُروى بين الناس. كانوا يقولون أن هناك حارسًا عملاقًا في الغابة، يحميها من أي ضرر. كانوا يخافون الاقتراب، لكنهم أيضًا كانوا يشعرون بنوع من التقدير والاحترام لهذا الكائن الذي لا يعرفون عنه سوى القليل. بدأت تسمع قصصهم، وترى في أعين الأطفال بريق الفضول والخيال.</text:p>
      <text:p text:style-name="P2">في نهاية المطاف، أدركت أن حياتك الجديدة لم تكن مجرد عقاب، بل كانت فرصة لتحقيق شيء أعظم. كنت رمزًا للطبيعة، تذكارًا بأن القوة الحقيقية تكمن في الحماية والرعاية، وليس في التدمير والقسوة. ومع هذا الإدراك، شعرت بأنك قد وجدت السلام أخيرًا، محاطًا بالأشجار والأزهار، بعيدًا عن صخب البشر وضجيجهم.</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family-generic="roman"/>
    <style:font-face style:name="FreeSerif1"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erif1" style:font-size-complex="12pt" style:language-complex="ar" style:country-complex="M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erif1" style:font-size-complex="12pt" style:language-complex="ar" style:country-complex="M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7T22:49:07.673469263</meta:creation-date>
    <dc:date>2024-08-07T23:24:38.205551291</dc:date>
    <meta:editing-duration>PT24M58S</meta:editing-duration>
    <meta:editing-cycles>2</meta:editing-cycles>
    <meta:generator>LibreOffice/24.2.5.2$Linux_X86_64 LibreOffice_project/420$Build-2</meta:generator>
    <meta:document-statistic meta:table-count="0" meta:image-count="0" meta:object-count="0" meta:page-count="2" meta:paragraph-count="14" meta:word-count="777" meta:character-count="4396" meta:non-whitespace-character-count="3633"/>
  </office:meta>
</office:document-meta>
</file>